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67cm" fo:min-width="0cm"/>
    </style:style>
    <style:style style:name="gr5" style:family="graphic" style:parent-style-name="standard">
      <style:graphic-properties svg:stroke-width="0.051cm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6" draw:id="id6" draw:layer="layout" svg:width="6.264cm" svg:height="0.963cm" svg:x="6.969cm" svg:y="2.121cm">
          <draw:text-box>
            <text:p>Subject Detail Types</text:p>
          </draw:text-box>
        </draw:frame>
        <draw:frame draw:style-name="gr1" xml:id="id4" draw:id="id4" draw:layer="layout" svg:width="5.612cm" svg:height="0.963cm" svg:x="0.595cm" svg:y="0.724cm">
          <draw:text-box>
            <text:p>Feature Functions</text:p>
          </draw:text-box>
        </draw:frame>
        <draw:frame draw:style-name="gr1" xml:id="id5" draw:id="id5" draw:layer="layout" svg:width="4.376cm" svg:height="0.963cm" svg:x="1.196cm" svg:y="2.121cm">
          <draw:text-box>
            <text:p>FeatureTypes</text:p>
          </draw:text-box>
        </draw:frame>
        <draw:frame draw:style-name="gr1" xml:id="id1" draw:id="id1" draw:layer="layout" svg:width="4.469cm" svg:height="0.963cm" svg:x="13.463cm" svg:y="2.121cm">
          <draw:text-box>
            <text:p>Subject Types</text:p>
          </draw:text-box>
        </draw:frame>
        <draw:frame draw:style-name="gr2" xml:id="id2" draw:id="id2" draw:layer="layout" svg:width="2.932cm" svg:height="0.963cm" svg:x="14.214cm" svg:y="3.592cm">
          <draw:text-box>
            <text:p>Subjects</text:p>
          </draw:text-box>
        </draw:frame>
        <draw:connector draw:style-name="gr3" draw:text-style-name="P1" draw:layer="layout" svg:x1="15.697cm" svg:y1="3.084cm" svg:x2="15.68cm" svg:y2="3.592cm" draw:start-shape="id1" draw:start-glue-point="2" draw:end-shape="id2" draw:end-glue-point="0" svg:d="m15697 3084v254h-17v254">
          <text:p/>
        </draw:connector>
        <draw:frame draw:style-name="gr2" xml:id="id7" draw:id="id7" draw:layer="layout" svg:width="4.02cm" svg:height="0.963cm" svg:x="6.638cm" svg:y="3.592cm">
          <draw:text-box>
            <text:p>Experiments</text:p>
          </draw:text-box>
        </draw:frame>
        <draw:frame draw:style-name="gr4" xml:id="id3" draw:id="id3" draw:layer="layout" svg:width="3.931cm" svg:height="0.963cm" svg:x="9.388cm" svg:y="5.878cm">
          <draw:text-box>
            <text:p>Trial Criteria</text:p>
          </draw:text-box>
        </draw:frame>
        <draw:connector draw:style-name="gr3" draw:text-style-name="P1" draw:layer="layout" draw:line-skew="-0.228cm" svg:x1="15.68cm" svg:y1="4.555cm" svg:x2="11.353cm" svg:y2="5.878cm" draw:start-shape="id2" draw:start-glue-point="2" draw:end-shape="id3" svg:d="m15680 4555v434h-4327v889">
          <text:p/>
        </draw:connector>
        <draw:connector draw:style-name="gr3" draw:text-style-name="P1" draw:layer="layout" svg:x1="3.401cm" svg:y1="1.687cm" svg:x2="3.384cm" svg:y2="2.121cm" draw:start-shape="id4" draw:start-glue-point="2" draw:end-shape="id5" draw:end-glue-point="0" svg:d="m3401 1687v217h-17v217">
          <text:p/>
        </draw:connector>
        <draw:connector draw:style-name="gr3" draw:text-style-name="P1" draw:layer="layout" draw:line-skew="0.952cm" svg:x1="3.384cm" svg:y1="3.084cm" svg:x2="11.353cm" svg:y2="5.878cm" draw:start-shape="id5" draw:start-glue-point="2" draw:end-shape="id3" draw:end-glue-point="0" svg:d="m3384 3084v2349h7969v445">
          <text:p/>
        </draw:connector>
        <draw:connector draw:style-name="gr3" draw:text-style-name="P1" draw:layer="layout" svg:x1="13.233cm" svg:y1="2.602cm" svg:x2="13.463cm" svg:y2="2.602cm" draw:start-shape="id6" draw:start-glue-point="1" draw:end-shape="id1" draw:end-glue-point="3" svg:d="m13233 2602h230">
          <text:p/>
        </draw:connector>
        <draw:connector draw:style-name="gr3" draw:text-style-name="P1" draw:layer="layout" svg:x1="5.572cm" svg:y1="2.602cm" svg:x2="6.969cm" svg:y2="2.602cm" draw:start-shape="id5" draw:start-glue-point="1" draw:end-shape="id6" draw:end-glue-point="3" svg:d="m5572 2602h1397">
          <text:p/>
        </draw:connector>
        <draw:connector draw:style-name="gr3" draw:text-style-name="P1" draw:layer="layout" draw:line-skew="-0.228cm" svg:x1="8.648cm" svg:y1="4.555cm" svg:x2="11.353cm" svg:y2="5.878cm" draw:start-shape="id7" draw:start-glue-point="2" draw:end-shape="id3" draw:end-glue-point="0" svg:d="m8648 4555v434h2705v889">
          <text:p/>
        </draw:connector>
        <draw:connector draw:style-name="gr5" draw:text-style-name="P1" draw:layer="layout" svg:x1="5.572cm" svg:y1="2.602cm" svg:x2="6.638cm" svg:y2="4.073cm" draw:start-shape="id5" draw:end-shape="id7" draw:end-glue-point="3" svg:d="m5572 2602h533v1471h533">
          <text:p/>
        </draw:connector>
        <draw:connector draw:style-name="gr3" draw:text-style-name="P1" draw:layer="layout" svg:x1="10.658cm" svg:y1="4.073cm" svg:x2="14.214cm" svg:y2="4.073cm" draw:start-shape="id7" draw:start-glue-point="1" draw:end-shape="id2" draw:end-glue-point="3" svg:d="m10658 4073h3556">
          <text:p/>
        </draw:connector>
        <draw:frame draw:style-name="gr2" xml:id="id9" draw:id="id9" draw:layer="layout" svg:width="4.185cm" svg:height="0.963cm" svg:x="18.278cm" svg:y="3.592cm">
          <draw:text-box>
            <text:p>Period Types</text:p>
          </draw:text-box>
        </draw:frame>
        <draw:frame draw:style-name="gr2" xml:id="id8" draw:id="id8" draw:layer="layout" svg:width="2.648cm" svg:height="0.963cm" svg:x="18.024cm" svg:y="5.878cm">
          <draw:text-box>
            <text:p>Periods</text:p>
          </draw:text-box>
        </draw:frame>
        <draw:connector draw:style-name="gr3" draw:text-style-name="P1" draw:layer="layout" svg:x1="15.68cm" svg:y1="4.555cm" svg:x2="19.348cm" svg:y2="5.878cm" draw:start-shape="id2" draw:start-glue-point="2" draw:end-shape="id8" draw:end-glue-point="0" svg:d="m15680 4555v662h3668v661">
          <text:p/>
        </draw:connector>
        <draw:connector draw:style-name="gr3" draw:text-style-name="P1" draw:layer="layout" draw:line-skew="-0.254cm" svg:x1="20.37cm" svg:y1="4.555cm" svg:x2="19.348cm" svg:y2="5.878cm" draw:start-shape="id9" draw:start-glue-point="2" draw:end-shape="id8" draw:end-glue-point="0" svg:d="m20370 4555v408h-1022v915">
          <text:p/>
        </draw:connector>
        <draw:frame draw:style-name="gr2" xml:id="id10" draw:id="id10" draw:layer="layout" svg:width="2.03cm" svg:height="0.963cm" svg:x="13.598cm" svg:y="5.878cm">
          <draw:text-box>
            <text:p>Trials</text:p>
          </draw:text-box>
        </draw:frame>
        <draw:frame draw:style-name="gr2" xml:id="id11" draw:id="id11" draw:layer="layout" svg:width="1.937cm" svg:height="0.963cm" svg:x="15.992cm" svg:y="5.879cm">
          <draw:text-box>
            <text:p>Days</text:p>
          </draw:text-box>
        </draw:frame>
        <draw:connector draw:style-name="gr3" draw:text-style-name="P1" draw:layer="layout" svg:x1="15.68cm" svg:y1="4.555cm" svg:x2="14.613cm" svg:y2="5.878cm" draw:start-shape="id2" draw:start-glue-point="2" draw:end-shape="id10" draw:end-glue-point="0" svg:d="m15680 4555v662h-1067v661">
          <text:p/>
        </draw:connector>
        <draw:connector draw:style-name="gr3" draw:text-style-name="P1" draw:layer="layout" svg:x1="15.68cm" svg:y1="4.555cm" svg:x2="16.96cm" svg:y2="5.879cm" draw:start-shape="id2" draw:start-glue-point="2" draw:end-shape="id11" draw:end-glue-point="0" svg:d="m15680 4555v662h1280v662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7T18:00:18.68</meta:creation-date>
    <dc:date>2011-11-17T19:16:12</dc:date>
    <meta:editing-duration>PT1H41S</meta:editing-duration>
    <meta:editing-cycles>4</meta:editing-cycles>
    <meta:generator>LibreOffice/3.4$Win32 LibreOffice_project/340m1$Build-402</meta:generator>
    <meta:document-statistic meta:object-count="24"/>
  </office:meta>
</office:document-meta>
</file>